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mbria1" svg:font-family="Cambria"/>
    <style:font-face style:name="CambriaMath" svg:font-family="CambriaMath"/>
    <style:font-face style:name="Cambria" svg:font-family="Cambria" style:font-pitch="variable"/>
    <style:font-face style:name="CambriaMath1" svg:font-family="CambriaMath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cm" fo:min-width="0.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dash" draw:stroke-dash="stroke-dash40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solid" draw:fill-color="#000000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7f7f7f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7f7f7f"/>
    </style:style>
    <style:style style:name="T1" style:family="text">
      <style:text-properties fo:color="#000000" style:font-name="Cambria1" fo:font-size="16pt" style:font-size-asian="16pt" style:font-name-complex="Cambria1" style:font-size-complex="16pt"/>
    </style:style>
    <style:style style:name="T2" style:family="text">
      <style:text-properties fo:color="#000000" style:font-name="CambriaMath" fo:font-size="16pt" style:font-size-asian="16pt" style:font-name-complex="CambriaMath" style:font-size-complex="16pt"/>
    </style:style>
    <style:style style:name="T3" style:family="text">
      <style:text-properties fo:color="#000000" style:font-name="CambriaMath" fo:font-size="11.6999998092651pt" style:font-size-asian="11.6999998092651pt" style:font-name-complex="CambriaMath" style:font-size-complex="11.6999998092651pt"/>
    </style:style>
    <style:style style:name="T4" style:family="text">
      <style:text-properties fo:color="#000000" style:font-name="CambriaMath" fo:font-size="18pt" style:font-size-asian="18pt" style:font-name-complex="CambriaMath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79cm" svg:height="11.43cm" svg:x="0cm" svg:y="-0.001cm" svg:viewBox="0 0 17780 11431" draw:points="0,11431 17780,11431 17780,0 0,0">
          <text:p/>
        </draw:polygon>
        <draw:polygon draw:style-name="gr2" draw:text-style-name="P2" draw:layer="layout" svg:width="1.664cm" svg:height="0.91cm" svg:x="0.374cm" svg:y="8.631cm" svg:viewBox="0 0 1665 911" draw:points="0,911 1665,911 1665,0 0,0">
          <text:p/>
        </draw:polygon>
        <draw:polygon draw:style-name="gr2" draw:text-style-name="P2" draw:layer="layout" svg:width="0.613cm" svg:height="0.402cm" svg:x="3.067cm" svg:y="7.992cm" svg:viewBox="0 0 614 403" draw:points="614,0 307,403 0,0">
          <text:p/>
        </draw:polygon>
        <draw:polyline draw:style-name="gr2" draw:text-style-name="P2" draw:layer="layout" svg:width="1.337cm" svg:height="0.69cm" svg:x="2.038cm" svg:y="8.394cm" svg:viewBox="0 0 1338 691" draw:points="0,691 1338,691 1338,0">
          <text:p/>
        </draw:polyline>
        <draw:frame draw:style-name="gr3" draw:text-style-name="P4" draw:layer="layout" svg:width="0.658cm" svg:height="0.661cm" svg:x="0.39cm" svg:y="7.938cm">
          <draw:text-box>
            <text:p text:style-name="P3"><text:span text:style-name="T1">TX</text:span></text:p>
          </draw:text-box>
        </draw:frame>
        <draw:frame draw:style-name="gr3" draw:text-style-name="P4" draw:layer="layout" svg:width="0.563cm" svg:height="0.564cm" svg:x="1.173cm" svg:y="8.035cm">
          <draw:text-box>
            <text:p text:style-name="P3"><text:span text:style-name="T2">𝐿</text:span></text:p>
          </draw:text-box>
        </draw:frame>
        <draw:frame draw:style-name="gr4" draw:text-style-name="P4" draw:layer="layout" svg:width="4.142cm" svg:height="0.661cm" svg:x="9.16cm" svg:y="10.548cm">
          <draw:text-box>
            <text:p text:style-name="P3"><text:span text:style-name="T1">Base station with</text:span></text:p>
          </draw:text-box>
        </draw:frame>
        <draw:frame draw:style-name="gr4" draw:text-style-name="P4" draw:layer="layout" svg:width="0.562cm" svg:height="0.564cm" svg:x="13.432cm" svg:y="10.645cm">
          <draw:text-box>
            <text:p text:style-name="P3"><text:span text:style-name="T2">𝑀</text:span></text:p>
          </draw:text-box>
        </draw:frame>
        <draw:polygon draw:style-name="gr2" draw:text-style-name="P2" draw:layer="layout" svg:width="5.901cm" svg:height="8.526cm" svg:x="9.933cm" svg:y="1.73cm" svg:viewBox="0 0 5902 8527" draw:points="0,8527 5902,8527 5902,0 0,0">
          <text:p/>
        </draw:polygon>
        <draw:polygon draw:style-name="gr2" draw:text-style-name="P2" draw:layer="layout" svg:width="0.669cm" svg:height="0.462cm" svg:x="8.244cm" svg:y="2.416cm" svg:viewBox="0 0 670 463" draw:points="0,0 335,463 670,0">
          <text:p/>
        </draw:polygon>
        <draw:polyline draw:style-name="gr2" draw:text-style-name="P2" draw:layer="layout" svg:width="1.7cm" svg:height="0.559cm" svg:x="8.578cm" svg:y="2.878cm" svg:viewBox="0 0 1701 560" draw:points="1701,560 0,560 0,0">
          <text:p/>
        </draw:polyline>
        <draw:polygon draw:style-name="gr2" draw:text-style-name="P2" draw:layer="layout" svg:width="0.669cm" svg:height="0.462cm" svg:x="8.244cm" svg:y="6.641cm" svg:viewBox="0 0 670 463" draw:points="0,0 335,463 670,0">
          <text:p/>
        </draw:polygon>
        <draw:polyline draw:style-name="gr2" draw:text-style-name="P2" draw:layer="layout" svg:width="1.691cm" svg:height="0.538cm" svg:x="8.578cm" svg:y="7.103cm" svg:viewBox="0 0 1692 539" draw:points="1692,539 0,539 0,0">
          <text:p/>
        </draw:polyline>
        <draw:frame draw:style-name="gr4" draw:text-style-name="P4" draw:layer="layout" svg:width="2.199cm" svg:height="0.661cm" svg:x="14.058cm" svg:y="10.548cm">
          <draw:text-box>
            <text:p text:style-name="P3"><text:span text:style-name="T1">antennas</text:span></text:p>
          </draw:text-box>
        </draw:frame>
        <draw:polygon draw:style-name="gr2" draw:text-style-name="P2" draw:layer="layout" svg:width="1.664cm" svg:height="0.91cm" svg:x="0.37cm" svg:y="2.323cm" svg:viewBox="0 0 1665 911" draw:points="0,911 1665,911 1665,0 0,0">
          <text:p/>
        </draw:polygon>
        <draw:polygon draw:style-name="gr2" draw:text-style-name="P2" draw:layer="layout" svg:width="0.614cm" svg:height="0.402cm" svg:x="3.096cm" svg:y="1.688cm" svg:viewBox="0 0 615 403" draw:points="615,0 308,403 0,0">
          <text:p/>
        </draw:polygon>
        <draw:polyline draw:style-name="gr2" draw:text-style-name="P2" draw:layer="layout" svg:width="1.372cm" svg:height="0.69cm" svg:x="2.034cm" svg:y="2.09cm" svg:viewBox="0 0 1373 691" draw:points="0,691 1373,691 1373,0">
          <text:p/>
        </draw:polyline>
        <draw:frame draw:style-name="gr4" draw:text-style-name="P4" draw:layer="layout" svg:width="0.675cm" svg:height="0.661cm" svg:x="14.817cm" svg:y="0.983cm">
          <draw:text-box>
            <text:p text:style-name="P3"><text:span text:style-name="T1">RX</text:span></text:p>
          </draw:text-box>
        </draw:frame>
        <draw:frame draw:style-name="gr4" draw:text-style-name="P4" draw:layer="layout" svg:width="1.094cm" svg:height="0.661cm" svg:x="0.368cm" svg:y="1.658cm">
          <draw:text-box>
            <text:p text:style-name="P3"><text:span text:style-name="T1">TX 1</text:span></text:p>
          </draw:text-box>
        </draw:frame>
        <draw:frame draw:style-name="gr4" draw:text-style-name="P4" draw:layer="layout" svg:width="0.562cm" svg:height="0.564cm" svg:x="0.93cm" svg:y="10.671cm">
          <draw:text-box>
            <text:p text:style-name="P3"><text:span text:style-name="T2">𝐿</text:span></text:p>
          </draw:text-box>
        </draw:frame>
        <draw:frame draw:style-name="gr4" draw:text-style-name="P4" draw:layer="layout" svg:width="1.852cm" svg:height="0.661cm" svg:x="1.371cm" svg:y="10.575cm">
          <draw:text-box>
            <text:p text:style-name="P3"><text:span text:style-name="T1">sources</text:span></text:p>
          </draw:text-box>
        </draw:frame>
        <draw:frame draw:style-name="gr3" draw:text-style-name="P4" draw:layer="layout" svg:width="0.563cm" svg:height="0.564cm" svg:x="2.186cm" svg:y="2.835cm">
          <draw:text-box>
            <text:p text:style-name="P3"><text:span text:style-name="T2">𝑠</text:span></text:p>
          </draw:text-box>
        </draw:frame>
        <draw:frame draw:style-name="gr5" draw:text-style-name="P5" draw:layer="layout" svg:width="0.41cm" svg:height="0.412cm" svg:x="2.419cm" svg:y="3.067cm">
          <draw:text-box>
            <text:p text:style-name="P3"><text:span text:style-name="T3">1</text:span></text:p>
          </draw:text-box>
        </draw:frame>
        <draw:frame draw:style-name="gr3" draw:text-style-name="P4" draw:layer="layout" svg:width="0.709cm" svg:height="0.564cm" svg:x="2.681cm" svg:y="2.835cm">
          <draw:text-box>
            <text:p text:style-name="P3"><text:span text:style-name="T2">[𝑘]</text:span></text:p>
          </draw:text-box>
        </draw:frame>
        <draw:frame draw:style-name="gr4" draw:text-style-name="P4" draw:layer="layout" svg:width="0.562cm" svg:height="0.564cm" svg:x="2.257cm" svg:y="9.134cm">
          <draw:text-box>
            <text:p text:style-name="P3"><text:span text:style-name="T2">𝑠</text:span></text:p>
          </draw:text-box>
        </draw:frame>
        <draw:frame draw:style-name="gr5" draw:text-style-name="P5" draw:layer="layout" svg:width="0.41cm" svg:height="0.412cm" svg:x="2.503cm" svg:y="9.367cm">
          <draw:text-box>
            <text:p text:style-name="P3"><text:span text:style-name="T3">𝐿</text:span></text:p>
          </draw:text-box>
        </draw:frame>
        <draw:frame draw:style-name="gr4" draw:text-style-name="P4" draw:layer="layout" svg:width="0.709cm" svg:height="0.564cm" svg:x="2.765cm" svg:y="9.134cm">
          <draw:text-box>
            <text:p text:style-name="P3"><text:span text:style-name="T2">[𝑘]</text:span></text:p>
          </draw:text-box>
        </draw:frame>
        <draw:frame draw:style-name="gr3" draw:text-style-name="P4" draw:layer="layout" svg:width="3.545cm" svg:height="0.661cm" svg:x="4.118cm" svg:y="0.411cm">
          <draw:text-box>
            <text:p text:style-name="P3"><text:span text:style-name="T1">MIMO Channel</text:span></text:p>
          </draw:text-box>
        </draw:frame>
        <draw:frame draw:style-name="gr4" draw:text-style-name="P4" draw:layer="layout" svg:width="0.562cm" svg:height="0.564cm" svg:x="8.271cm" svg:y="3.529cm">
          <draw:text-box>
            <text:p text:style-name="P3"><text:span text:style-name="T2">𝑥</text:span></text:p>
          </draw:text-box>
        </draw:frame>
        <draw:frame draw:style-name="gr5" draw:text-style-name="P5" draw:layer="layout" svg:width="0.41cm" svg:height="0.412cm" svg:x="8.555cm" svg:y="3.762cm">
          <draw:text-box>
            <text:p text:style-name="P3"><text:span text:style-name="T3">1</text:span></text:p>
          </draw:text-box>
        </draw:frame>
        <draw:frame draw:style-name="gr4" draw:text-style-name="P4" draw:layer="layout" svg:width="0.709cm" svg:height="0.564cm" svg:x="8.817cm" svg:y="3.529cm">
          <draw:text-box>
            <text:p text:style-name="P3"><text:span text:style-name="T2">[𝑘]</text:span></text:p>
          </draw:text-box>
        </draw:frame>
        <draw:frame draw:style-name="gr3" draw:text-style-name="P4" draw:layer="layout" svg:width="0.563cm" svg:height="0.564cm" svg:x="8.11cm" svg:y="7.767cm">
          <draw:text-box>
            <text:p text:style-name="P3"><text:span text:style-name="T2">𝑥</text:span></text:p>
          </draw:text-box>
        </draw:frame>
        <draw:frame draw:style-name="gr5" draw:text-style-name="P5" draw:layer="layout" svg:width="0.41cm" svg:height="0.412cm" svg:x="8.407cm" svg:y="8cm">
          <draw:text-box>
            <text:p text:style-name="P3"><text:span text:style-name="T3">𝑀</text:span></text:p>
          </draw:text-box>
        </draw:frame>
        <draw:polygon draw:style-name="gr2" draw:text-style-name="P2" draw:layer="layout" svg:width="1.367cm" svg:height="0.826cm" svg:x="11.25cm" svg:y="2.293cm" svg:viewBox="0 0 1368 827" draw:points="0,827 1368,827 1368,0 0,0">
          <text:p/>
        </draw:polygon>
        <draw:polygon draw:style-name="gr2" draw:text-style-name="P2" draw:layer="layout" svg:width="1.367cm" svg:height="0.826cm" svg:x="11.25cm" svg:y="3.631cm" svg:viewBox="0 0 1368 827" draw:points="0,827 1368,827 1368,0 0,0">
          <text:p/>
        </draw:polygon>
        <draw:polygon draw:style-name="gr2" draw:text-style-name="P2" draw:layer="layout" svg:width="1.367cm" svg:height="0.83cm" svg:x="11.25cm" svg:y="6.353cm" svg:viewBox="0 0 1368 831" draw:points="0,831 1368,831 1368,0 0,0">
          <text:p/>
        </draw:polygon>
        <draw:polygon draw:style-name="gr2" draw:text-style-name="P2" draw:layer="layout" svg:width="1.367cm" svg:height="0.825cm" svg:x="11.25cm" svg:y="7.666cm" svg:viewBox="0 0 1368 826" draw:points="0,826 1368,826 1368,0 0,0">
          <text:p/>
        </draw:polygon>
        <draw:path draw:style-name="gr6" draw:text-style-name="P6" draw:layer="layout" svg:width="0.435cm" svg:height="0.212cm" svg:x="10.818cm" svg:y="2.602cm" svg:viewBox="0 0 436 213" svg:d="M0 80h259v53h-259zM223 0l213 106-213 107z">
          <text:p/>
        </draw:path>
        <draw:path draw:style-name="gr6" draw:text-style-name="P6" draw:layer="layout" svg:width="0.483cm" svg:height="0.212cm" svg:x="10.767cm" svg:y="6.662cm" svg:viewBox="0 0 484 213" svg:d="M0 80h307v54h-307zM272 0l212 107-212 106z">
          <text:p/>
        </draw:path>
        <draw:line draw:style-name="gr2" draw:text-style-name="P2" draw:layer="layout" svg:x1="10.318cm" svg:y1="3.457cm" svg:x2="10.822cm" svg:y2="2.7cm">
          <text:p/>
        </draw:line>
        <draw:line draw:style-name="gr2" draw:text-style-name="P2" draw:layer="layout" svg:x1="10.339cm" svg:y1="3.5cm" svg:x2="10.782cm" svg:y2="6.796cm">
          <text:p/>
        </draw:line>
        <draw:path draw:style-name="gr6" draw:text-style-name="P6" draw:layer="layout" svg:width="0.483cm" svg:height="0.212cm" svg:x="10.767cm" svg:y="3.94cm" svg:viewBox="0 0 484 213" svg:d="M0 81h307v53h-307zM272 0l212 107-212 106z">
          <text:p/>
        </draw:path>
        <draw:path draw:style-name="gr6" draw:text-style-name="P6" draw:layer="layout" svg:width="0.483cm" svg:height="0.212cm" svg:x="10.767cm" svg:y="7.97cm" svg:viewBox="0 0 484 213" svg:d="M0 81h307v53h-307zM272 0l212 107-212 106z">
          <text:p/>
        </draw:path>
        <draw:line draw:style-name="gr2" draw:text-style-name="P2" draw:layer="layout" svg:x1="10.331cm" svg:y1="7.583cm" svg:x2="10.77cm" svg:y2="4.059cm">
          <text:p/>
        </draw:line>
        <draw:line draw:style-name="gr2" draw:text-style-name="P2" draw:layer="layout" svg:x1="10.318cm" svg:y1="7.623cm" svg:x2="10.772cm" svg:y2="8.077cm">
          <text:p/>
        </draw:line>
        <draw:frame draw:style-name="gr3" draw:text-style-name="P4" draw:layer="layout" svg:width="0.709cm" svg:height="0.564cm" svg:x="8.8cm" svg:y="7.767cm">
          <draw:text-box>
            <text:p text:style-name="P3"><text:span text:style-name="T2">[𝑘]</text:span></text:p>
          </draw:text-box>
        </draw:frame>
        <draw:frame draw:style-name="gr4" draw:text-style-name="P4" draw:layer="layout" svg:width="0.562cm" svg:height="0.564cm" svg:x="11.543cm" svg:y="2.336cm">
          <draw:text-box>
            <text:p text:style-name="P3"><text:span text:style-name="T2">𝑤</text:span></text:p>
          </draw:text-box>
        </draw:frame>
        <draw:frame draw:style-name="gr5" draw:text-style-name="P5" draw:layer="layout" svg:width="0.459cm" svg:height="0.412cm" svg:x="11.928cm" svg:y="2.569cm">
          <draw:text-box>
            <text:p text:style-name="P3"><text:span text:style-name="T3">11</text:span></text:p>
          </draw:text-box>
        </draw:frame>
        <draw:frame draw:style-name="gr4" draw:text-style-name="P4" draw:layer="layout" svg:width="0.562cm" svg:height="0.564cm" svg:x="11.489cm" svg:y="3.672cm">
          <draw:text-box>
            <text:p text:style-name="P3"><text:span text:style-name="T2">𝑤</text:span></text:p>
          </draw:text-box>
        </draw:frame>
        <draw:frame draw:style-name="gr5" draw:text-style-name="P5" draw:layer="layout" svg:width="0.582cm" svg:height="0.412cm" svg:x="11.875cm" svg:y="3.905cm">
          <draw:text-box>
            <text:p text:style-name="P3"><text:span text:style-name="T3">1𝑀</text:span></text:p>
          </draw:text-box>
        </draw:frame>
        <draw:frame draw:style-name="gr4" draw:text-style-name="P4" draw:layer="layout" svg:width="0.562cm" svg:height="0.564cm" svg:x="11.51cm" svg:y="7.696cm">
          <draw:text-box>
            <text:p text:style-name="P3"><text:span text:style-name="T2">𝑤</text:span></text:p>
          </draw:text-box>
        </draw:frame>
        <draw:frame draw:style-name="gr5" draw:text-style-name="P5" draw:layer="layout" svg:width="0.51cm" svg:height="0.412cm" svg:x="11.879cm" svg:y="7.929cm">
          <draw:text-box>
            <text:p text:style-name="P3"><text:span text:style-name="T3">𝐽𝑀</text:span></text:p>
          </draw:text-box>
        </draw:frame>
        <draw:frame draw:style-name="gr4" draw:text-style-name="P4" draw:layer="layout" svg:width="0.562cm" svg:height="0.564cm" svg:x="11.565cm" svg:y="6.387cm">
          <draw:text-box>
            <text:p text:style-name="P3"><text:span text:style-name="T2">𝑤</text:span></text:p>
          </draw:text-box>
        </draw:frame>
        <draw:polygon draw:style-name="gr2" draw:text-style-name="P2" draw:layer="layout" svg:width="3.535cm" svg:height="0.826cm" svg:x="10.936cm" svg:y="9.024cm" svg:viewBox="0 0 3536 827" draw:points="0,827 3536,827 3536,0 0,0">
          <text:p/>
        </draw:polygon>
        <draw:frame draw:style-name="gr5" draw:text-style-name="P5" draw:layer="layout" svg:width="0.41cm" svg:height="0.412cm" svg:x="11.933cm" svg:y="6.62cm">
          <draw:text-box>
            <text:p text:style-name="P3"><text:span text:style-name="T3">𝐽</text:span><text:span text:style-name="T3">1</text:span></text:p>
          </draw:text-box>
        </draw:frame>
        <draw:path draw:style-name="gr2" draw:text-style-name="P2" draw:layer="layout" svg:width="0.876cm" svg:height="0.872cm" svg:x="13.146cm" svg:y="2.92cm" svg:viewBox="0 0 877 873" svg:d="M0 437c0-241 196-437 439-437 242 0 438 196 438 437s-196 436-438 436c-243 0-439-195-439-436z">
          <text:p/>
        </draw:path>
        <draw:line draw:style-name="gr2" draw:text-style-name="P2" draw:layer="layout" svg:x1="12.617cm" svg:y1="2.708cm" svg:x2="12.916cm" svg:y2="2.708cm">
          <text:p/>
        </draw:line>
        <draw:line draw:style-name="gr2" draw:text-style-name="P2" draw:layer="layout" svg:x1="12.617cm" svg:y1="4.046cm" svg:x2="12.916cm" svg:y2="4.046cm">
          <text:p/>
        </draw:line>
        <draw:path draw:style-name="gr6" draw:text-style-name="P6" draw:layer="layout" svg:width="0.379cm" svg:height="0.358cm" svg:x="12.895cm" svg:y="2.689cm" svg:viewBox="0 0 380 359" svg:d="M36 0l234 218-37 40-233-219zM298 136l82 223-226-68z">
          <text:p/>
        </draw:path>
        <draw:path draw:style-name="gr6" draw:text-style-name="P6" draw:layer="layout" svg:width="0.38cm" svg:height="0.396cm" svg:x="12.894cm" svg:y="3.665cm" svg:viewBox="0 0 381 397" svg:d="M38 397l241-251-39-37-240 250zM311 226l70-226-223 80z">
          <text:p/>
        </draw:path>
        <draw:frame draw:style-name="gr4" draw:text-style-name="P4" draw:layer="layout" svg:width="2.136cm" svg:height="0.661cm" svg:x="11.562cm" svg:y="9.107cm">
          <draw:text-box>
            <text:p text:style-name="P3"><text:span text:style-name="T1">WF-CMA</text:span></text:p>
          </draw:text-box>
        </draw:frame>
        <draw:path draw:style-name="gr6" draw:text-style-name="P6" draw:layer="layout" svg:width="3.411cm" svg:height="0.212cm" svg:x="14.022cm" svg:y="3.25cm" svg:viewBox="0 0 3412 213" svg:d="M0 80h3236v53h-3236zM3201 0l211 106-211 107z">
          <text:p/>
        </draw:path>
        <draw:path draw:style-name="gr2" draw:text-style-name="P2" draw:layer="layout" svg:width="0.876cm" svg:height="0.872cm" svg:x="13.142cm" svg:y="7.018cm" svg:viewBox="0 0 877 873" svg:d="M0 437c0-242 196-437 439-437 242 0 438 195 438 437 0 241-196 436-438 436-243 0-439-195-439-436z">
          <text:p/>
        </draw:path>
        <draw:line draw:style-name="gr2" draw:text-style-name="P2" draw:layer="layout" svg:x1="12.617cm" svg:y1="6.768cm" svg:x2="12.916cm" svg:y2="6.768cm">
          <text:p/>
        </draw:line>
        <draw:line draw:style-name="gr2" draw:text-style-name="P2" draw:layer="layout" svg:x1="12.617cm" svg:y1="8.076cm" svg:x2="12.916cm" svg:y2="8.076cm">
          <text:p/>
        </draw:line>
        <draw:path draw:style-name="gr6" draw:text-style-name="P6" draw:layer="layout" svg:width="0.382cm" svg:height="0.396cm" svg:x="12.89cm" svg:y="6.75cm" svg:viewBox="0 0 383 397" svg:d="M38 0l241 251-38 37-241-252zM313 170l70 227-224-80z">
          <text:p/>
        </draw:path>
        <draw:path draw:style-name="gr6" draw:text-style-name="P6" draw:layer="layout" svg:width="0.385cm" svg:height="0.318cm" svg:x="12.888cm" svg:y="7.763cm" svg:viewBox="0 0 386 319" svg:d="M33 319l231-187-33-41-231 188zM287 215l99-215-232 51z">
          <text:p/>
        </draw:path>
        <draw:frame draw:style-name="gr7" draw:text-style-name="P7" draw:layer="layout" svg:width="0.635cm" svg:height="0.636cm" svg:x="13.394cm" svg:y="3.061cm">
          <draw:text-box>
            <text:p text:style-name="P3"><text:span text:style-name="T4">Σ</text:span></text:p>
          </draw:text-box>
        </draw:frame>
        <draw:path draw:style-name="gr6" draw:text-style-name="P6" draw:layer="layout" svg:width="3.414cm" svg:height="0.212cm" svg:x="14.018cm" svg:y="7.348cm" svg:viewBox="0 0 3415 213" svg:d="M0 80h3239v53h-3239zM3204 0l211 107-211 106z">
          <text:p/>
        </draw:path>
        <draw:frame draw:style-name="gr8" draw:text-style-name="P7" draw:layer="layout" svg:width="0.634cm" svg:height="0.636cm" svg:x="13.391cm" svg:y="7.162cm">
          <draw:text-box>
            <text:p text:style-name="P3"><text:span text:style-name="T4">Σ</text:span></text:p>
          </draw:text-box>
        </draw:frame>
        <draw:frame draw:style-name="gr4" draw:text-style-name="P4" draw:layer="layout" svg:width="0.562cm" svg:height="0.564cm" svg:x="16.104cm" svg:y="2.549cm">
          <draw:text-box>
            <text:p text:style-name="P3"><text:span text:style-name="T2">𝑦</text:span></text:p>
          </draw:text-box>
        </draw:frame>
        <draw:frame draw:style-name="gr5" draw:text-style-name="P5" draw:layer="layout" svg:width="0.41cm" svg:height="0.412cm" svg:x="16.388cm" svg:y="2.782cm">
          <draw:text-box>
            <text:p text:style-name="P3"><text:span text:style-name="T3">1</text:span></text:p>
          </draw:text-box>
        </draw:frame>
        <draw:frame draw:style-name="gr4" draw:text-style-name="P4" draw:layer="layout" svg:width="0.709cm" svg:height="0.564cm" svg:x="16.65cm" svg:y="2.549cm">
          <draw:text-box>
            <text:p text:style-name="P3"><text:span text:style-name="T2">[𝑘]</text:span></text:p>
          </draw:text-box>
        </draw:frame>
        <draw:frame draw:style-name="gr4" draw:text-style-name="P4" draw:layer="layout" svg:width="0.562cm" svg:height="0.564cm" svg:x="16.118cm" svg:y="6.604cm">
          <draw:text-box>
            <text:p text:style-name="P3"><text:span text:style-name="T2">𝑦</text:span></text:p>
          </draw:text-box>
        </draw:frame>
        <draw:frame draw:style-name="gr5" draw:text-style-name="P5" draw:layer="layout" svg:width="0.41cm" svg:height="0.412cm" svg:x="16.389cm" svg:y="6.837cm">
          <draw:text-box>
            <text:p text:style-name="P3"><text:span text:style-name="T3">𝐽</text:span></text:p>
          </draw:text-box>
        </draw:frame>
        <draw:polygon draw:style-name="gr9" draw:text-style-name="P2" draw:layer="layout" svg:width="1.757cm" svg:height="2.442cm" svg:x="11.008cm" svg:y="6.218cm" svg:viewBox="0 0 1758 2443" draw:points="0,2443 1758,2443 1758,0 0,0">
          <text:p/>
        </draw:polygon>
        <draw:path draw:style-name="gr6" draw:text-style-name="P6" draw:layer="layout" svg:width="0.719cm" svg:height="5.873cm" svg:x="14.471cm" svg:y="3.415cm" svg:viewBox="0 0 720 5874" svg:d="M720 0v5794h-543v-53h517l-27 27v-5768zM211 5874l-211-108 213-104z">
          <text:p/>
        </draw:path>
        <draw:path draw:style-name="gr6" draw:text-style-name="P6" draw:layer="layout" svg:width="0.948cm" svg:height="2.288cm" svg:x="14.471cm" svg:y="7.53cm" svg:viewBox="0 0 949 2289" svg:d="M949 0v2210h-772v-53h746l-27 26v-2183zM212 2289l-212-106 213-105z">
          <text:p/>
        </draw:path>
        <draw:path draw:style-name="gr10" draw:text-style-name="P6" draw:layer="layout" svg:width="0.123cm" svg:height="0.123cm" svg:x="15.1cm" svg:y="3.29cm" svg:viewBox="0 0 124 124" svg:d="M0 62c0-34 27-62 61-62 35 0 63 28 63 62 0 35-28 62-63 62-34 0-61-27-61-62z">
          <text:p/>
        </draw:path>
        <draw:path draw:style-name="gr10" draw:text-style-name="P6" draw:layer="layout" svg:width="0.123cm" svg:height="0.123cm" svg:x="15.328cm" svg:y="7.405cm" svg:viewBox="0 0 124 124" svg:d="M0 62c0-34 28-62 62-62s62 28 62 62c0 33-28 62-62 62s-62-29-62-62z">
          <text:p/>
        </draw:path>
        <draw:path draw:style-name="gr10" draw:text-style-name="P6" draw:layer="layout" svg:width="0.123cm" svg:height="0.123cm" svg:x="10.278cm" svg:y="3.375cm" svg:viewBox="0 0 124 124" svg:d="M0 62c0-33 28-62 62-62s62 29 62 62c0 34-28 62-62 62s-62-28-62-62z">
          <text:p/>
        </draw:path>
        <draw:path draw:style-name="gr10" draw:text-style-name="P6" draw:layer="layout" svg:width="0.118cm" svg:height="0.123cm" svg:x="10.27cm" svg:y="7.579cm" svg:viewBox="0 0 119 124" svg:d="M0 61c0-34 26-61 60-61 33 0 59 27 59 61 0 35-26 63-59 63-34 0-60-28-60-63z">
          <text:p/>
        </draw:path>
        <draw:path draw:style-name="gr6" draw:text-style-name="P6" draw:layer="layout" svg:width="1.583cm" svg:height="4.846cm" svg:x="12.765cm" svg:y="4.167cm" svg:viewBox="0 0 1584 4847" svg:d="M1584 4847v-4767l-1407 1v53l1380-1-26-27v4741zM209 0l-209 112 215 100z">
          <text:p/>
        </draw:path>
        <draw:path draw:style-name="gr6" draw:text-style-name="P6" draw:layer="layout" svg:width="1.176cm" svg:height="0.657cm" svg:x="12.765cm" svg:y="8.385cm" svg:viewBox="0 0 1177 658" svg:d="M1082 606h68l-26 26v-526l26 27h-973v-53h1000v578h-95zM212 212l-212-106 212-106z">
          <text:p/>
        </draw:path>
        <draw:polygon draw:style-name="gr9" draw:text-style-name="P2" draw:layer="layout" svg:width="1.757cm" svg:height="2.443cm" svg:x="11.008cm" svg:y="2.162cm" svg:viewBox="0 0 1758 2444" draw:points="0,2444 1758,2444 1758,0 0,0">
          <text:p/>
        </draw:polygon>
        <draw:frame draw:style-name="gr4" draw:text-style-name="P4" draw:layer="layout" svg:width="0.709cm" svg:height="0.564cm" svg:x="16.622cm" svg:y="6.604cm">
          <draw:text-box>
            <text:p text:style-name="P3"><text:span text:style-name="T2">[𝑘]</text:span></text:p>
          </draw:text-box>
        </draw:frame>
        <draw:frame draw:style-name="gr4" draw:text-style-name="P4" draw:layer="layout" svg:width="0.562cm" svg:height="0.564cm" svg:x="5.096cm" svg:y="1.437cm">
          <draw:text-box>
            <text:p text:style-name="P3"><text:span text:style-name="T2">ℎ</text:span></text:p>
          </draw:text-box>
        </draw:frame>
        <draw:frame draw:style-name="gr5" draw:text-style-name="P5" draw:layer="layout" svg:width="0.459cm" svg:height="0.412cm" svg:x="5.397cm" svg:y="1.67cm">
          <draw:text-box>
            <text:p text:style-name="P3"><text:span text:style-name="T3">11</text:span></text:p>
          </draw:text-box>
        </draw:frame>
        <draw:frame draw:style-name="gr3" draw:text-style-name="P4" draw:layer="layout" svg:width="0.563cm" svg:height="0.564cm" svg:x="3.691cm" svg:y="5.921cm">
          <draw:text-box>
            <text:p text:style-name="P3"><text:span text:style-name="T2">ℎ</text:span></text:p>
          </draw:text-box>
        </draw:frame>
        <draw:frame draw:style-name="gr5" draw:text-style-name="P5" draw:layer="layout" svg:width="0.451cm" svg:height="0.412cm" svg:x="3.991cm" svg:y="6.154cm">
          <draw:text-box>
            <text:p text:style-name="P3"><text:span text:style-name="T3">1𝐿</text:span></text:p>
          </draw:text-box>
        </draw:frame>
        <draw:frame draw:style-name="gr4" draw:text-style-name="P4" draw:layer="layout" svg:width="0.562cm" svg:height="0.564cm" svg:x="7.116cm" svg:y="5.226cm">
          <draw:text-box>
            <text:p text:style-name="P3"><text:span text:style-name="T2">ℎ</text:span></text:p>
          </draw:text-box>
        </draw:frame>
        <draw:frame draw:style-name="gr5" draw:text-style-name="P5" draw:layer="layout" svg:width="0.582cm" svg:height="0.412cm" svg:x="7.429cm" svg:y="5.459cm">
          <draw:text-box>
            <text:p text:style-name="P3"><text:span text:style-name="T3">𝑀</text:span><text:span text:style-name="T3">1</text:span></text:p>
          </draw:text-box>
        </draw:frame>
        <draw:frame draw:style-name="gr4" draw:text-style-name="P4" draw:layer="layout" svg:width="0.562cm" svg:height="0.564cm" svg:x="5.285cm" svg:y="7.66cm">
          <draw:text-box>
            <text:p text:style-name="P3"><text:span text:style-name="T2">ℎ</text:span></text:p>
          </draw:text-box>
        </draw:frame>
        <draw:path draw:style-name="gr11" draw:text-style-name="P8" draw:layer="layout" svg:width="3.711cm" svg:height="0.653cm" svg:x="3.943cm" svg:y="1.878cm" svg:viewBox="0 0 3712 654" svg:d="M8 0l209 31-8 52-209-31zM375 55l209 31-8 52-210-31zM741 109l209 32-8 52-209-32zM1107 164l209 31-7 53-210-32zM1473 219l211 31-8 52-210-31zM1841 273l209 32-8 53-209-31zM2207 329l209 31-7 53-210-31zM2573 384l210 31-8 53-209-32zM2940 439l209 31-8 52-209-31zM3306 493l210 31-8 53-210-31zM3519 445l193 136-225 73z">
          <text:p/>
        </draw:path>
        <draw:path draw:style-name="gr11" draw:text-style-name="P8" draw:layer="layout" svg:width="3.991cm" svg:height="4.326cm" svg:x="3.843cm" svg:y="2.267cm" svg:viewBox="0 0 3992 4327" svg:d="M39 0l143 156-38 36-144-156zM290 272l143 156-39 36-143-156zM541 545l143 155-38 36-144-155zM792 817l144 156-40 36-143-156zM1043 1089l143 156-38 36-144-156zM1294 1362l144 156-39 35-144-155zM1545 1634l144 156-39 36-144-156zM1796 1907l144 155-39 36-144-156zM2047 2179l145 156-39 35-145-155zM2299 2451l144 156-39 36-143-156zM2551 2724l143 155-39 36-144-156zM2801 2996l144 156-39 36-143-156zM3053 3268l143 156-39 36-143-156zM3303 3541l144 155-39 36-143-155zM3555 3813l143 156-39 36-143-156zM3806 4086l86 94-39 36-86-95zM3926 4099l66 228-222-84z">
          <text:p/>
        </draw:path>
        <draw:path draw:style-name="gr11" draw:text-style-name="P8" draw:layer="layout" svg:width="3.885cm" svg:height="4.587cm" svg:x="3.842cm" svg:y="2.958cm" svg:viewBox="0 0 3886 4588" svg:d="M41 4588l136-162-40-34-137 161zM280 4305l137-162-41-34-137 162zM519 4022l137-162-41-34-136 162zM758 3738l137-161-41-35-136 162zM998 3455l136-161-40-34-137 161zM1237 3173l136-162-40-34-137 161zM1476 2890l137-162-41-34-137 161zM1715 2607l137-162-41-34-136 162zM1954 2324l138-161-40-35-138 162zM2195 2041l136-161-40-35-137 162zM2434 1758l136-161-40-34-137 161zM2673 1476l137-162-41-34-136 162zM2912 1193l137-162-41-34-136 162zM3151 910l137-162-40-34-137 162zM3390 627l137-162-40-33-137 161zM3630 344l137-161-41-34-137 161zM3830 230l56-230-217 93z">
          <text:p/>
        </draw:path>
        <draw:path draw:style-name="gr11" draw:text-style-name="P8" draw:layer="layout" svg:width="3.71cm" svg:height="1.079cm" svg:x="4.084cm" svg:y="6.904cm" svg:viewBox="0 0 3711 1080" svg:d="M14 1080l204-55-14-51-204 55zM371 983l205-56-14-51-205 56zM729 886l204-56-14-51-204 56zM1086 788l204-55-13-51-205 56zM1444 691l205-55-14-52-205 56zM1802 594l205-55-15-52-204 56zM2160 497l204-56-14-51-205 56zM2517 400l204-56-14-51-204 55zM2874 302l205-55-14-51-204 55zM3232 205l204-56-14-51-204 56zM3535 205l176-158-232-47z">
          <text:p/>
        </draw:path>
        <draw:frame draw:style-name="gr5" draw:text-style-name="P5" draw:layer="layout" svg:width="0.574cm" svg:height="0.412cm" svg:x="5.598cm" svg:y="7.893cm">
          <draw:text-box>
            <text:p text:style-name="P3"><text:span text:style-name="T3">𝑀𝐿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mbria1" svg:font-family="Cambria"/>
    <style:font-face style:name="CambriaMath" svg:font-family="CambriaMath"/>
    <style:font-face style:name="Cambria" svg:font-family="Cambria" style:font-pitch="variable"/>
    <style:font-face style:name="CambriaMath1" svg:font-family="CambriaMath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40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.266cm" fo:margin-left="0cm" fo:margin-right="0cm" fo:page-width="17.78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7-02T15:33:43.051000000</dc:date>
    <meta:editing-duration>PT3M3S</meta:editing-duration>
    <meta:editing-cycles>1</meta:editing-cycles>
    <meta:document-statistic meta:object-count="98"/>
    <meta:generator>LibreOffice/6.4.5.2$Windows_X86_64 LibreOffice_project/a726b36747cf2001e06b58ad5db1aa3a9a1872d6</meta:generator>
  </office:meta>
</office:document-meta>
</file>